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QUANTAMBIENTE" style:family="table">
      <style:table-properties style:width="27.901cm" table:align="margins" style:shadow="none"/>
    </style:style>
    <style:style style:name="QUANTAMBIENTE.A" style:family="table-column">
      <style:table-column-properties style:column-width="9.694cm" style:rel-column-width="5496*"/>
    </style:style>
    <style:style style:name="QUANTAMBIENTE.B" style:family="table-column">
      <style:table-column-properties style:column-width="4.551cm" style:rel-column-width="2580*"/>
    </style:style>
    <style:style style:name="QUANTAMBIENTE.C" style:family="table-column">
      <style:table-column-properties style:column-width="4.553cm" style:rel-column-width="2581*"/>
    </style:style>
    <style:style style:name="QUANTAMBIENTE.A1" style:family="table-cell">
      <style:table-cell-properties fo:padding="0.097cm" fo:border="0.05pt solid #000000"/>
    </style:style>
    <style:style style:name="QUANTAMBIENTE.A2" style:family="table-cell">
      <style:table-cell-properties fo:padding="0.097cm" fo:border-left="0.05pt solid #000000" fo:border-right="none" fo:border-top="none" fo:border-bottom="0.05pt solid #000000"/>
    </style:style>
    <style:style style:name="QUANTAMBIENTE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P2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P3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P4" style:family="paragraph" style:parent-style-name="Standard">
      <style:text-properties officeooo:paragraph-rsid="001ea889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rsid="001ea889" officeooo:paragraph-rsid="001ea889" style:font-size-asian="10.5pt" style:font-size-complex="10.5pt"/>
    </style:style>
    <style:style style:name="P6" style:family="paragraph" style:parent-style-name="Table_20_Contents">
      <style:text-properties fo:font-size="10.5pt" officeooo:rsid="001ea889" officeooo:paragraph-rsid="001ea889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fo:font-style="normal" fo:font-weight="bold" officeooo:rsid="001df8f4" officeooo:paragraph-rsid="001df8f4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.5pt" fo:font-style="normal" fo:font-weight="bold" officeooo:rsid="001df8f4" officeooo:paragraph-rsid="001ea889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.5pt" fo:font-weight="bold" officeooo:rsid="001df8f4" officeooo:paragraph-rsid="001df8f4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 officeooo:rsid="001df8f4" officeooo:paragraph-rsid="001ea889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10.5pt" fo:font-weight="bold" officeooo:rsid="001df8f4" officeooo:paragraph-rsid="001df8f4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fo:font-size="10.5pt" fo:font-weight="bold" officeooo:rsid="001df8f4" officeooo:paragraph-rsid="001ea88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.5pt" fo:font-weight="bold" officeooo:rsid="001ea889" officeooo:paragraph-rsid="001ea88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1fa82b" officeooo:paragraph-rsid="001fa82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officeooo:rsid="003273c8" officeooo:paragraph-rsid="003273c8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3273c8" officeooo:paragraph-rsid="003273c8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0pt" officeooo:rsid="003273c8" officeooo:paragraph-rsid="003273c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273c8" officeooo:paragraph-rsid="003273c8" style:font-size-asian="10pt" style:font-size-complex="10pt"/>
    </style:style>
    <style:style style:name="P19" style:family="paragraph" style:parent-style-name="Table_20_Contents">
      <style:text-properties fo:font-size="11pt" fo:font-weight="bold" officeooo:rsid="003273c8" officeooo:paragraph-rsid="003273c8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officeooo:rsid="003273c8" officeooo:paragraph-rsid="003273c8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center" style:justify-single-word="false"/>
      <style:text-properties fo:font-size="10pt" officeooo:rsid="001df8f4" officeooo:paragraph-rsid="001df8f4" style:font-size-asian="10pt" style:font-size-complex="10pt"/>
    </style:style>
    <style:style style:name="P22" style:family="paragraph" style:parent-style-name="Header">
      <style:paragraph-properties fo:text-align="center" style:justify-single-word="false"/>
      <style:text-properties fo:font-size="10pt" officeooo:rsid="0023c3d9" officeooo:paragraph-rsid="0023c3d9" style:font-size-asian="10pt" style:font-size-complex="10pt"/>
    </style:style>
    <style:style style:name="T1" style:family="text">
      <style:text-properties officeooo:rsid="002aa02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QUANTAMBIENTE" table:style-name="QUANTAMBIENTE">
        <table:table-column table:style-name="QUANTAMBIENTE.A"/>
        <table:table-column table:style-name="QUANTAMBIENTE.B"/>
        <table:table-column table:style-name="QUANTAMBIENTE.C"/>
        <table:table-column table:style-name="QUANTAMBIENTE.B"/>
        <table:table-column table:style-name="QUANTAMBIENTE.C"/>
        <table:table-row>
          <table:table-cell table:style-name="QUANTAMBIENTE.A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QUANTAMBIENTE.A2" office:value-type="string">
            <text:p text:style-name="P19">AMBIENTE</text:p>
          </table:table-cell>
          <table:table-cell table:style-name="QUANTAMBIENTE.A2" office:value-type="string">
            <text:p text:style-name="P20">ESTADUAL</text:p>
          </table:table-cell>
          <table:table-cell table:style-name="QUANTAMBIENTE.A2" office:value-type="string">
            <text:p text:style-name="P16">FEDERAL</text:p>
          </table:table-cell>
          <table:table-cell table:style-name="QUANTAMBIENTE.A2" office:value-type="string">
            <text:p text:style-name="P16">CONTRATO</text:p>
          </table:table-cell>
          <table:table-cell table:style-name="QUANTAMBIENTE.E2" office:value-type="string">
            <text:p text:style-name="P16">CARGO</text:p>
          </table:table-cell>
        </table:table-row>
        <table:table-row>
          <table:table-cell table:style-name="QUANTAMBIENTE.A2" office:value-type="string">
            <text:p text:style-name="P17">[AMBIENTE]</text:p>
          </table:table-cell>
          <table:table-cell table:style-name="QUANTAMBIENTE.A2" office:value-type="string">
            <text:p text:style-name="P18">[ESTADUAL]</text:p>
          </table:table-cell>
          <table:table-cell table:style-name="QUANTAMBIENTE.A2" office:value-type="string">
            <text:p text:style-name="P15">[FEDERAL]</text:p>
          </table:table-cell>
          <table:table-cell table:style-name="QUANTAMBIENTE.A2" office:value-type="string">
            <text:p text:style-name="P15">[CONTRATO]</text:p>
          </table:table-cell>
          <table:table-cell table:style-name="QUANTAMBIENTE.E2" office:value-type="string">
            <text:p text:style-name="P15">[CARG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MP2" style:family="paragraph" style:parent-style-name="Header">
      <style:paragraph-properties fo:text-align="center" style:justify-single-word="false"/>
      <style:text-properties fo:font-size="10pt" officeooo:rsid="001df8f4" officeooo:paragraph-rsid="001df8f4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10pt" officeooo:rsid="0023c3d9" officeooo:paragraph-rsid="0023c3d9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MP5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MT1" style:family="text">
      <style:text-properties officeooo:rsid="002aa027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cm" fo:margin-right="0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836cm" svg:width="1cm" svg:height="1.131cm" draw:z-index="0"><draw:image xlink:href="Pictures/1000000000000059000000688A1A4910.jpg" xlink:type="simple" xlink:show="embed" xlink:actuate="onLoad"/></draw:frame></text:p>
        <text:p text:style-name="MP2">GOVERNO DO ESTADO DO AMAPÁ</text:p>
        <text:p text:style-name="MP2">SECRETARIA DE ESTADO DA EDUCAÇÃO</text:p>
        <text:p text:style-name="MP2">COORDENADORIA DE ADMINISTRAÇÃO</text:p>
        <text:p text:style-name="MP2">NÚCLEO DE INFORMÁTICA</text:p>
        <text:p text:style-name="MP3">RESUMO DO QUADRO DE FUNCIONÁRIOS - [ESC]</text:p>
      </style:header>
      <style:footer>
        <text:p text:style-name="MP4">NUINFO/SEED</text:p>
        <text:p text:style-name="MP5">Gerado por [USER], <text:span text:style-name="MT1">em</text:span> [DATA], à<text:span text:style-name="MT1">s [HO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4:24:53.295646578</meta:creation-date>
    <dc:date>2015-06-03T16:02:17.226076491</dc:date>
    <meta:editing-duration>PT51M14S</meta:editing-duration>
    <meta:editing-cycles>11</meta:editing-cycles>
    <meta:generator>LibreOffice/4.3.3.2$Linux_x86 LibreOffice_project/430m0$Build-2</meta:generator>
    <dc:creator>udes </dc:creator>
    <meta:document-statistic meta:table-count="1" meta:image-count="1" meta:object-count="0" meta:page-count="1" meta:paragraph-count="17" meta:word-count="41" meta:character-count="281" meta:non-whitespace-character-count="257"/>
  </office:meta>
</office:document-meta>
</file>